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945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2.7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wing_sect_th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lp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011" calcext:value-type="float">
            <text:p>0.011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115" calcext:value-type="float">
            <text:p>0.0115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13" calcext:value-type="float">
            <text:p>0.01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115" calcext:value-type="float">
            <text:p>0.0115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1" calcext:value-type="float">
            <text:p>0.01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85" calcext:value-type="float">
            <text:p>0.008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7" calcext:value-type="float">
            <text:p>0.00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" calcext:value-type="float">
            <text:p>0.00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75" calcext:value-type="float">
            <text:p>0.0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5" calcext:value-type="float">
            <text:p>0.012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office:value-type="float" office:value="1.3" calcext:value-type="float">
            <text:p>1.3</text:p>
          </table:table-cell>
        </table:table-row>
      </table:table>
      <table:table table:name="xfoi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lp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-0.3426" calcext:value-type="float">
            <text:p>-0.3426</text:p>
          </table:table-cell>
          <table:table-cell office:value-type="float" office:value="0.10705" calcext:value-type="float">
            <text:p>0.10705</text:p>
          </table:table-cell>
        </table:table-row>
        <table:table-row table:style-name="ro1">
          <table:table-cell office:value-type="float" office:value="-9.25" calcext:value-type="float">
            <text:p>-9.25</text:p>
          </table:table-cell>
          <table:table-cell office:value-type="float" office:value="-0.3784" calcext:value-type="float">
            <text:p>-0.3784</text:p>
          </table:table-cell>
          <table:table-cell office:value-type="float" office:value="0.10671" calcext:value-type="float">
            <text:p>0.1067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0.4173" calcext:value-type="float">
            <text:p>-0.4173</text:p>
          </table:table-cell>
          <table:table-cell office:value-type="float" office:value="0.10641" calcext:value-type="float">
            <text:p>0.10641</text:p>
          </table:table-cell>
        </table:table-row>
        <table:table-row table:style-name="ro1">
          <table:table-cell office:value-type="float" office:value="-8.75" calcext:value-type="float">
            <text:p>-8.75</text:p>
          </table:table-cell>
          <table:table-cell office:value-type="float" office:value="-0.3682" calcext:value-type="float">
            <text:p>-0.3682</text:p>
          </table:table-cell>
          <table:table-cell office:value-type="float" office:value="0.09949" calcext:value-type="float">
            <text:p>0.09949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-0.3611" calcext:value-type="float">
            <text:p>-0.3611</text:p>
          </table:table-cell>
          <table:table-cell office:value-type="float" office:value="0.09726" calcext:value-type="float">
            <text:p>0.09726</text:p>
          </table:table-cell>
        </table:table-row>
        <table:table-row table:style-name="ro1">
          <table:table-cell office:value-type="float" office:value="-8.25" calcext:value-type="float">
            <text:p>-8.25</text:p>
          </table:table-cell>
          <table:table-cell office:value-type="float" office:value="-0.3724" calcext:value-type="float">
            <text:p>-0.3724</text:p>
          </table:table-cell>
          <table:table-cell office:value-type="float" office:value="0.09561" calcext:value-type="float">
            <text:p>0.0956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0.4032" calcext:value-type="float">
            <text:p>-0.4032</text:p>
          </table:table-cell>
          <table:table-cell office:value-type="float" office:value="0.09481" calcext:value-type="float">
            <text:p>0.09481</text:p>
          </table:table-cell>
        </table:table-row>
        <table:table-row table:style-name="ro1">
          <table:table-cell office:value-type="float" office:value="-7.75" calcext:value-type="float">
            <text:p>-7.75</text:p>
          </table:table-cell>
          <table:table-cell office:value-type="float" office:value="-0.4436" calcext:value-type="float">
            <text:p>-0.4436</text:p>
          </table:table-cell>
          <table:table-cell office:value-type="float" office:value="0.09403" calcext:value-type="float">
            <text:p>0.09403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0.4819" calcext:value-type="float">
            <text:p>-0.4819</text:p>
          </table:table-cell>
          <table:table-cell office:value-type="float" office:value="0.09082" calcext:value-type="float">
            <text:p>0.09082</text:p>
          </table:table-cell>
        </table:table-row>
        <table:table-row table:style-name="ro1">
          <table:table-cell office:value-type="float" office:value="-7.25" calcext:value-type="float">
            <text:p>-7.25</text:p>
          </table:table-cell>
          <table:table-cell office:value-type="float" office:value="-0.4471" calcext:value-type="float">
            <text:p>-0.4471</text:p>
          </table:table-cell>
          <table:table-cell office:value-type="float" office:value="0.0883" calcext:value-type="float">
            <text:p>0.088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448" calcext:value-type="float">
            <text:p>-0.448</text:p>
          </table:table-cell>
          <table:table-cell office:value-type="float" office:value="0.0864" calcext:value-type="float">
            <text:p>0.0864</text:p>
          </table:table-cell>
        </table:table-row>
        <table:table-row table:style-name="ro1">
          <table:table-cell office:value-type="float" office:value="-6.75" calcext:value-type="float">
            <text:p>-6.75</text:p>
          </table:table-cell>
          <table:table-cell office:value-type="float" office:value="-0.4588" calcext:value-type="float">
            <text:p>-0.4588</text:p>
          </table:table-cell>
          <table:table-cell office:value-type="float" office:value="0.08412" calcext:value-type="float">
            <text:p>0.08412</text:p>
          </table:table-cell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-0.4847" calcext:value-type="float">
            <text:p>-0.4847</text:p>
          </table:table-cell>
          <table:table-cell office:value-type="float" office:value="0.07929" calcext:value-type="float">
            <text:p>0.07929</text:p>
          </table:table-cell>
        </table:table-row>
        <table:table-row table:style-name="ro1">
          <table:table-cell office:value-type="float" office:value="-6.25" calcext:value-type="float">
            <text:p>-6.25</text:p>
          </table:table-cell>
          <table:table-cell office:value-type="float" office:value="-0.4783" calcext:value-type="float">
            <text:p>-0.4783</text:p>
          </table:table-cell>
          <table:table-cell office:value-type="float" office:value="0.07718" calcext:value-type="float">
            <text:p>0.0771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4744" calcext:value-type="float">
            <text:p>-0.4744</text:p>
          </table:table-cell>
          <table:table-cell office:value-type="float" office:value="0.07516" calcext:value-type="float">
            <text:p>0.07516</text:p>
          </table:table-cell>
        </table:table-row>
        <table:table-row table:style-name="ro1">
          <table:table-cell office:value-type="float" office:value="-5.75" calcext:value-type="float">
            <text:p>-5.75</text:p>
          </table:table-cell>
          <table:table-cell office:value-type="float" office:value="-0.4612" calcext:value-type="float">
            <text:p>-0.4612</text:p>
          </table:table-cell>
          <table:table-cell office:value-type="float" office:value="0.06965" calcext:value-type="float">
            <text:p>0.06965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0.4309" calcext:value-type="float">
            <text:p>-0.4309</text:p>
          </table:table-cell>
          <table:table-cell office:value-type="float" office:value="0.0673" calcext:value-type="float">
            <text:p>0.0673</text:p>
          </table:table-cell>
        </table:table-row>
        <table:table-row table:style-name="ro1">
          <table:table-cell office:value-type="float" office:value="-5.25" calcext:value-type="float">
            <text:p>-5.25</text:p>
          </table:table-cell>
          <table:table-cell office:value-type="float" office:value="-0.3801" calcext:value-type="float">
            <text:p>-0.3801</text:p>
          </table:table-cell>
          <table:table-cell office:value-type="float" office:value="0.03672" calcext:value-type="float">
            <text:p>0.0367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339" calcext:value-type="float">
            <text:p>-0.339</text:p>
          </table:table-cell>
          <table:table-cell office:value-type="float" office:value="0.03524" calcext:value-type="float">
            <text:p>0.03524</text:p>
          </table:table-cell>
        </table:table-row>
        <table:table-row table:style-name="ro1">
          <table:table-cell office:value-type="float" office:value="-4.75" calcext:value-type="float">
            <text:p>-4.75</text:p>
          </table:table-cell>
          <table:table-cell office:value-type="float" office:value="-0.2986" calcext:value-type="float">
            <text:p>-0.2986</text:p>
          </table:table-cell>
          <table:table-cell office:value-type="float" office:value="0.03253" calcext:value-type="float">
            <text:p>0.03253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0.2547" calcext:value-type="float">
            <text:p>-0.2547</text:p>
          </table:table-cell>
          <table:table-cell office:value-type="float" office:value="0.03033" calcext:value-type="float">
            <text:p>0.03033</text:p>
          </table:table-cell>
        </table:table-row>
        <table:table-row table:style-name="ro1">
          <table:table-cell office:value-type="float" office:value="-4.25" calcext:value-type="float">
            <text:p>-4.25</text:p>
          </table:table-cell>
          <table:table-cell office:value-type="float" office:value="-0.2155" calcext:value-type="float">
            <text:p>-0.2155</text:p>
          </table:table-cell>
          <table:table-cell office:value-type="float" office:value="0.02874" calcext:value-type="float">
            <text:p>0.0287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1732" calcext:value-type="float">
            <text:p>-0.1732</text:p>
          </table:table-cell>
          <table:table-cell office:value-type="float" office:value="0.02773" calcext:value-type="float">
            <text:p>0.02773</text:p>
          </table:table-cell>
        </table:table-row>
        <table:table-row table:style-name="ro1">
          <table:table-cell office:value-type="float" office:value="-3.75" calcext:value-type="float">
            <text:p>-3.75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0.02656" calcext:value-type="float">
            <text:p>0.02656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0.0916" calcext:value-type="float">
            <text:p>-0.0916</text:p>
          </table:table-cell>
          <table:table-cell office:value-type="float" office:value="0.02579" calcext:value-type="float">
            <text:p>0.02579</text:p>
          </table:table-cell>
        </table:table-row>
        <table:table-row table:style-name="ro1">
          <table:table-cell office:value-type="float" office:value="-3.25" calcext:value-type="float">
            <text:p>-3.25</text:p>
          </table:table-cell>
          <table:table-cell office:value-type="float" office:value="-0.0546" calcext:value-type="float">
            <text:p>-0.0546</text:p>
          </table:table-cell>
          <table:table-cell office:value-type="float" office:value="0.02511" calcext:value-type="float">
            <text:p>0.0251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2457" calcext:value-type="float">
            <text:p>0.02457</text:p>
          </table:table-cell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414" calcext:value-type="float">
            <text:p>0.02414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2363" calcext:value-type="float">
            <text:p>0.02363</text:p>
          </table:table-cell>
        </table:table-row>
        <table:table-row table:style-name="ro1">
          <table:table-cell office:value-type="float" office:value="-2.25" calcext:value-type="float">
            <text:p>-2.25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2306" calcext:value-type="float">
            <text:p>0.0230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02248" calcext:value-type="float">
            <text:p>0.02248</text:p>
          </table:table-cell>
        </table:table-row>
        <table:table-row table:style-name="ro1">
          <table:table-cell office:value-type="float" office:value="-1.75" calcext:value-type="float">
            <text:p>-1.75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02179" calcext:value-type="float">
            <text:p>0.02179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02102" calcext:value-type="float">
            <text:p>0.02102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02001" calcext:value-type="float">
            <text:p>0.0200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01877" calcext:value-type="float">
            <text:p>0.01877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01877" calcext:value-type="float">
            <text:p>0.01877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01838" calcext:value-type="float">
            <text:p>0.01838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01841" calcext:value-type="float">
            <text:p>0.01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01835" calcext:value-type="float">
            <text:p>0.0183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72" calcext:value-type="float">
            <text:p>0.472</text:p>
          </table:table-cell>
          <table:table-cell office:value-type="float" office:value="0.01803" calcext:value-type="float">
            <text:p>0.018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88" calcext:value-type="float">
            <text:p>0.4988</text:p>
          </table:table-cell>
          <table:table-cell office:value-type="float" office:value="0.01808" calcext:value-type="float">
            <text:p>0.0180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01782" calcext:value-type="float">
            <text:p>0.01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01782" calcext:value-type="float">
            <text:p>0.0178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01789" calcext:value-type="float">
            <text:p>0.0178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01763" calcext:value-type="float">
            <text:p>0.0176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01784" calcext:value-type="float">
            <text:p>0.01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74" calcext:value-type="float">
            <text:p>0.6774</text:p>
          </table:table-cell>
          <table:table-cell office:value-type="float" office:value="0.01798" calcext:value-type="float">
            <text:p>0.01798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711" calcext:value-type="float">
            <text:p>0.711</text:p>
          </table:table-cell>
          <table:table-cell office:value-type="float" office:value="0.01786" calcext:value-type="float">
            <text:p>0.0178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7347" calcext:value-type="float">
            <text:p>0.7347</text:p>
          </table:table-cell>
          <table:table-cell office:value-type="float" office:value="0.01814" calcext:value-type="float">
            <text:p>0.01814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01836" calcext:value-type="float">
            <text:p>0.018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01834" calcext:value-type="float">
            <text:p>0.01834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01895" calcext:value-type="float">
            <text:p>0.0189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01902" calcext:value-type="float">
            <text:p>0.019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01941" calcext:value-type="float">
            <text:p>0.01941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01982" calcext:value-type="float">
            <text:p>0.0198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9739" calcext:value-type="float">
            <text:p>0.9739</text:p>
          </table:table-cell>
          <table:table-cell office:value-type="float" office:value="0.02025" calcext:value-type="float">
            <text:p>0.02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02057" calcext:value-type="float">
            <text:p>0.02057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1.0286" calcext:value-type="float">
            <text:p>1.0286</text:p>
          </table:table-cell>
          <table:table-cell office:value-type="float" office:value="0.02074" calcext:value-type="float">
            <text:p>0.0207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0508" calcext:value-type="float">
            <text:p>1.0508</text:p>
          </table:table-cell>
          <table:table-cell office:value-type="float" office:value="0.02119" calcext:value-type="float">
            <text:p>0.02119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.0755" calcext:value-type="float">
            <text:p>1.0755</text:p>
          </table:table-cell>
          <table:table-cell office:value-type="float" office:value="0.02148" calcext:value-type="float">
            <text:p>0.021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016" calcext:value-type="float">
            <text:p>1.1016</text:p>
          </table:table-cell>
          <table:table-cell office:value-type="float" office:value="0.02159" calcext:value-type="float">
            <text:p>0.02159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.1279" calcext:value-type="float">
            <text:p>1.1279</text:p>
          </table:table-cell>
          <table:table-cell office:value-type="float" office:value="0.02168" calcext:value-type="float">
            <text:p>0.0216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1534" calcext:value-type="float">
            <text:p>1.1534</text:p>
          </table:table-cell>
          <table:table-cell office:value-type="float" office:value="0.02184" calcext:value-type="float">
            <text:p>0.02184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1.1757" calcext:value-type="float">
            <text:p>1.1757</text:p>
          </table:table-cell>
          <table:table-cell office:value-type="float" office:value="0.02207" calcext:value-type="float">
            <text:p>0.022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987" calcext:value-type="float">
            <text:p>1.1987</text:p>
          </table:table-cell>
          <table:table-cell office:value-type="float" office:value="0.02216" calcext:value-type="float">
            <text:p>0.02216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.2212" calcext:value-type="float">
            <text:p>1.2212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2409" calcext:value-type="float">
            <text:p>1.2409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.2594" calcext:value-type="float">
            <text:p>1.2594</text:p>
          </table:table-cell>
          <table:table-cell office:value-type="float" office:value="0.02262" calcext:value-type="float">
            <text:p>0.022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769" calcext:value-type="float">
            <text:p>1.2769</text:p>
          </table:table-cell>
          <table:table-cell office:value-type="float" office:value="0.02285" calcext:value-type="float">
            <text:p>0.02285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.2933" calcext:value-type="float">
            <text:p>1.2933</text:p>
          </table:table-cell>
          <table:table-cell office:value-type="float" office:value="0.02308" calcext:value-type="float">
            <text:p>0.0230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3086" calcext:value-type="float">
            <text:p>1.3086</text:p>
          </table:table-cell>
          <table:table-cell office:value-type="float" office:value="0.02333" calcext:value-type="float">
            <text:p>0.02333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1.3197" calcext:value-type="float">
            <text:p>1.3197</text:p>
          </table:table-cell>
          <table:table-cell office:value-type="float" office:value="0.02372" calcext:value-type="float">
            <text:p>0.023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281" calcext:value-type="float">
            <text:p>1.3281</text:p>
          </table:table-cell>
          <table:table-cell office:value-type="float" office:value="0.02421" calcext:value-type="float">
            <text:p>0.02421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.3316" calcext:value-type="float">
            <text:p>1.3316</text:p>
          </table:table-cell>
          <table:table-cell office:value-type="float" office:value="0.02495" calcext:value-type="float">
            <text:p>0.0249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3276" calcext:value-type="float">
            <text:p>1.3276</text:p>
          </table:table-cell>
          <table:table-cell office:value-type="float" office:value="0.02605" calcext:value-type="float">
            <text:p>0.02605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.3204" calcext:value-type="float">
            <text:p>1.3204</text:p>
          </table:table-cell>
          <table:table-cell office:value-type="float" office:value="0.02765" calcext:value-type="float">
            <text:p>0.027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27" calcext:value-type="float">
            <text:p>1.3127</text:p>
          </table:table-cell>
          <table:table-cell office:value-type="float" office:value="0.02965" calcext:value-type="float">
            <text:p>0.02965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1.3077" calcext:value-type="float">
            <text:p>1.3077</text:p>
          </table:table-cell>
          <table:table-cell office:value-type="float" office:value="0.03176" calcext:value-type="float">
            <text:p>0.03176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3074" calcext:value-type="float">
            <text:p>1.3074</text:p>
          </table:table-cell>
          <table:table-cell office:value-type="float" office:value="0.03378" calcext:value-type="float">
            <text:p>0.03378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.311" calcext:value-type="float">
            <text:p>1.311</text:p>
          </table:table-cell>
          <table:table-cell office:value-type="float" office:value="0.03571" calcext:value-type="float">
            <text:p>0.035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89" calcext:value-type="float">
            <text:p>1.3189</text:p>
          </table:table-cell>
          <table:table-cell office:value-type="float" office:value="0.03755" calcext:value-type="float">
            <text:p>0.03755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.3289" calcext:value-type="float">
            <text:p>1.3289</text:p>
          </table:table-cell>
          <table:table-cell office:value-type="float" office:value="0.03922" calcext:value-type="float">
            <text:p>0.0392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3439" calcext:value-type="float">
            <text:p>1.3439</text:p>
          </table:table-cell>
          <table:table-cell office:value-type="float" office:value="0.04092" calcext:value-type="float">
            <text:p>0.04092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.3595" calcext:value-type="float">
            <text:p>1.3595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787" calcext:value-type="float">
            <text:p>1.3787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1.3912" calcext:value-type="float">
            <text:p>1.3912</text:p>
          </table:table-cell>
          <table:table-cell office:value-type="float" office:value="0.04604" calcext:value-type="float">
            <text:p>0.046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4202" calcext:value-type="float">
            <text:p>1.4202</text:p>
          </table:table-cell>
          <table:table-cell office:value-type="float" office:value="0.04801" calcext:value-type="float">
            <text:p>0.04801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1.4239" calcext:value-type="float">
            <text:p>1.4239</text:p>
          </table:table-cell>
          <table:table-cell office:value-type="float" office:value="0.05002" calcext:value-type="float">
            <text:p>0.05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319" calcext:value-type="float">
            <text:p>1.4319</text:p>
          </table:table-cell>
          <table:table-cell office:value-type="float" office:value="0.05205" calcext:value-type="float">
            <text:p>0.05205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1.4604" calcext:value-type="float">
            <text:p>1.4604</text:p>
          </table:table-cell>
          <table:table-cell office:value-type="float" office:value="0.05447" calcext:value-type="float">
            <text:p>0.0544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.454" calcext:value-type="float">
            <text:p>1.454</text:p>
          </table:table-cell>
          <table:table-cell office:value-type="float" office:value="0.05696" calcext:value-type="float">
            <text:p>0.05696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1.4507" calcext:value-type="float">
            <text:p>1.4507</text:p>
          </table:table-cell>
          <table:table-cell office:value-type="float" office:value="0.05963" calcext:value-type="float">
            <text:p>0.05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512" calcext:value-type="float">
            <text:p>1.4512</text:p>
          </table:table-cell>
          <table:table-cell office:value-type="float" office:value="0.06218" calcext:value-type="float">
            <text:p>0.06218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.4783" calcext:value-type="float">
            <text:p>1.4783</text:p>
          </table:table-cell>
          <table:table-cell office:value-type="float" office:value="0.06519" calcext:value-type="float">
            <text:p>0.0651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.4597" calcext:value-type="float">
            <text:p>1.4597</text:p>
          </table:table-cell>
          <table:table-cell office:value-type="float" office:value="0.0685" calcext:value-type="float">
            <text:p>0.0685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.4404" calcext:value-type="float">
            <text:p>1.4404</text:p>
          </table:table-cell>
          <table:table-cell office:value-type="float" office:value="0.07234" calcext:value-type="float">
            <text:p>0.07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201" calcext:value-type="float">
            <text:p>1.4201</text:p>
          </table:table-cell>
          <table:table-cell office:value-type="float" office:value="0.07667" calcext:value-type="float">
            <text:p>0.07667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.3983" calcext:value-type="float">
            <text:p>1.3983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3742" calcext:value-type="float">
            <text:p>1.3742</text:p>
          </table:table-cell>
          <table:table-cell office:value-type="float" office:value="0.0869" calcext:value-type="float">
            <text:p>0.0869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.3474" calcext:value-type="float">
            <text:p>1.3474</text:p>
          </table:table-cell>
          <table:table-cell office:value-type="float" office:value="0.09302" calcext:value-type="float">
            <text:p>0.093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171" calcext:value-type="float">
            <text:p>1.3171</text:p>
          </table:table-cell>
          <table:table-cell office:value-type="float" office:value="0.10006" calcext:value-type="float">
            <text:p>0.1000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.2836" calcext:value-type="float">
            <text:p>1.2836</text:p>
          </table:table-cell>
          <table:table-cell office:value-type="float" office:value="0.10833" calcext:value-type="float">
            <text:p>0.10833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.2473" calcext:value-type="float">
            <text:p>1.2473</text:p>
          </table:table-cell>
          <table:table-cell office:value-type="float" office:value="0.11795" calcext:value-type="float">
            <text:p>0.11795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.2101" calcext:value-type="float">
            <text:p>1.2101</text:p>
          </table:table-cell>
          <table:table-cell office:value-type="float" office:value="0.12886" calcext:value-type="float">
            <text:p>0.12886</text:p>
          </table:table-cell>
        </table:table-row>
      </table:table>
      <table:table table:name="ostowari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alp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</table:table-row>
        <table:table-row table:style-name="ro2">
          <table:table-cell office:value-type="float" office:value="-10.4179104477612" calcext:value-type="float">
            <text:p>-10.4179104477612</text:p>
          </table:table-cell>
          <table:table-cell office:value-type="float" office:value="-0.464" calcext:value-type="float">
            <text:p>-0.464</text:p>
          </table:table-cell>
          <table:table-cell office:value-type="float" office:value="0.15875" calcext:value-type="float">
            <text:p>0.15875</text:p>
          </table:table-cell>
        </table:table-row>
        <table:table-row table:style-name="ro2">
          <table:table-cell office:value-type="float" office:value="-8.44776119402987" calcext:value-type="float">
            <text:p>-8.44776119402987</text:p>
          </table:table-cell>
          <table:table-cell office:value-type="float" office:value="-0.428444444444445" calcext:value-type="float">
            <text:p>-0.428444444444445</text:p>
          </table:table-cell>
          <table:table-cell office:value-type="float" office:value="0.117500000000001" calcext:value-type="float">
            <text:p>0.117500000000001</text:p>
          </table:table-cell>
        </table:table-row>
        <table:table-row table:style-name="ro2">
          <table:table-cell office:value-type="float" office:value="-6.47761194029853" calcext:value-type="float">
            <text:p>-6.47761194029853</text:p>
          </table:table-cell>
          <table:table-cell office:value-type="float" office:value="-0.304" calcext:value-type="float">
            <text:p>-0.304</text:p>
          </table:table-cell>
          <table:table-cell office:value-type="float" office:value="0.0650000000000004" calcext:value-type="float">
            <text:p>0.065</text:p>
          </table:table-cell>
        </table:table-row>
        <table:table-row table:style-name="ro2">
          <table:table-cell office:value-type="float" office:value="-4.14925373134329" calcext:value-type="float">
            <text:p>-4.14925373134329</text:p>
          </table:table-cell>
          <table:table-cell office:value-type="float" office:value="-0.161777777777778" calcext:value-type="float">
            <text:p>-0.161777777777778</text:p>
          </table:table-cell>
          <table:table-cell office:value-type="float" office:value="0.0237500000000006" calcext:value-type="float">
            <text:p>0.023750000000001</text:p>
          </table:table-cell>
        </table:table-row>
        <table:table-row table:style-name="ro2">
          <table:table-cell office:value-type="float" office:value="-2.3582089552239" calcext:value-type="float">
            <text:p>-2.3582089552239</text:p>
          </table:table-cell>
          <table:table-cell office:value-type="float" office:value="0.0551111111111111" calcext:value-type="float">
            <text:p>0.055111111111111</text:p>
          </table:table-cell>
          <table:table-cell office:value-type="float" office:value="0.0200000000000009" calcext:value-type="float">
            <text:p>0.020000000000001</text:p>
          </table:table-cell>
        </table:table-row>
        <table:table-row table:style-name="ro2">
          <table:table-cell office:value-type="float" office:value="0.328358208955223" calcext:value-type="float">
            <text:p>0.328358208955223</text:p>
          </table:table-cell>
          <table:table-cell office:value-type="float" office:value="0.261333333333333" calcext:value-type="float">
            <text:p>0.261333333333333</text:p>
          </table:table-cell>
          <table:table-cell office:value-type="float" office:value="0.0162500000000008" calcext:value-type="float">
            <text:p>0.016250000000001</text:p>
          </table:table-cell>
        </table:table-row>
        <table:table-row table:style-name="ro2">
          <table:table-cell office:value-type="float" office:value="2.47761194029849" calcext:value-type="float">
            <text:p>2.47761194029849</text:p>
          </table:table-cell>
          <table:table-cell office:value-type="float" office:value="0.471111111111111" calcext:value-type="float">
            <text:p>0.471111111111111</text:p>
          </table:table-cell>
          <table:table-cell office:value-type="float" office:value="0.0200000000000009" calcext:value-type="float">
            <text:p>0.020000000000001</text:p>
          </table:table-cell>
        </table:table-row>
        <table:table-row table:style-name="ro2">
          <table:table-cell office:value-type="float" office:value="4.80597014925372" calcext:value-type="float">
            <text:p>4.80597014925372</text:p>
          </table:table-cell>
          <table:table-cell office:value-type="float" office:value="0.691555555555556" calcext:value-type="float">
            <text:p>0.691555555555556</text:p>
          </table:table-cell>
          <table:table-cell office:value-type="float" office:value="0.0275000000000003" calcext:value-type="float">
            <text:p>0.0275</text:p>
          </table:table-cell>
        </table:table-row>
        <table:table-row table:style-name="ro2">
          <table:table-cell office:value-type="float" office:value="6.955223880597" calcext:value-type="float">
            <text:p>6.955223880597</text:p>
          </table:table-cell>
          <table:table-cell office:value-type="float" office:value="0.88" calcext:value-type="float">
            <text:p>0.88</text:p>
          </table:table-cell>
          <table:table-cell office:value-type="float" office:value="0.035000000000001" calcext:value-type="float">
            <text:p>0.035000000000001</text:p>
          </table:table-cell>
        </table:table-row>
        <table:table-row table:style-name="ro2">
          <table:table-cell office:value-type="float" office:value="9.10447761194028" calcext:value-type="float">
            <text:p>9.10447761194028</text:p>
          </table:table-cell>
          <table:table-cell office:value-type="float" office:value="1.04711111111111" calcext:value-type="float">
            <text:p>1.04711111111111</text:p>
          </table:table-cell>
          <table:table-cell office:value-type="float" office:value="0.0500000000000003" calcext:value-type="float">
            <text:p>0.05</text:p>
          </table:table-cell>
        </table:table-row>
        <table:table-row table:style-name="ro2">
          <table:table-cell office:value-type="float" office:value="11.2537313432836" calcext:value-type="float">
            <text:p>11.2537313432836</text:p>
          </table:table-cell>
          <table:table-cell office:value-type="float" office:value="1.18577777777778" calcext:value-type="float">
            <text:p>1.18577777777778</text:p>
          </table:table-cell>
          <table:table-cell office:value-type="float" office:value="0.0612500000000007" calcext:value-type="float">
            <text:p>0.061250000000001</text:p>
          </table:table-cell>
        </table:table-row>
        <table:table-row table:style-name="ro2">
          <table:table-cell office:value-type="float" office:value="13.7611940298507" calcext:value-type="float">
            <text:p>13.7611940298507</text:p>
          </table:table-cell>
          <table:table-cell office:value-type="float" office:value="1.27466666666667" calcext:value-type="float">
            <text:p>1.27466666666667</text:p>
          </table:table-cell>
          <table:table-cell office:value-type="float" office:value="0.0762500000000008" calcext:value-type="float">
            <text:p>0.076250000000001</text:p>
          </table:table-cell>
        </table:table-row>
        <table:table-row table:style-name="ro2">
          <table:table-cell office:value-type="float" office:value="15.5522388059701" calcext:value-type="float">
            <text:p>15.5522388059701</text:p>
          </table:table-cell>
          <table:table-cell office:value-type="float" office:value="1.32444444444444" calcext:value-type="float">
            <text:p>1.32444444444444</text:p>
          </table:table-cell>
          <table:table-cell office:value-type="float" office:value="0.0950000000000006" calcext:value-type="float">
            <text:p>0.095000000000001</text:p>
          </table:table-cell>
        </table:table-row>
        <table:table-row table:style-name="ro2">
          <table:table-cell office:value-type="float" office:value="17.3432835820895" calcext:value-type="float">
            <text:p>17.3432835820895</text:p>
          </table:table-cell>
          <table:table-cell office:value-type="float" office:value="1.32444444444444" calcext:value-type="float">
            <text:p>1.32444444444444</text:p>
          </table:table-cell>
          <table:table-cell office:value-type="float" office:value="0.12875" calcext:value-type="float">
            <text:p>0.12875</text:p>
          </table:table-cell>
        </table:table-row>
        <table:table-row table:style-name="ro2">
          <table:table-cell office:value-type="float" office:value="19.1343283582089" calcext:value-type="float">
            <text:p>19.1343283582089</text:p>
          </table:table-cell>
          <table:table-cell office:value-type="float" office:value="1.31377777777778" calcext:value-type="float">
            <text:p>1.31377777777778</text:p>
          </table:table-cell>
          <table:table-cell office:value-type="float" office:value="0.155000000000001" calcext:value-type="float">
            <text:p>0.155000000000001</text:p>
          </table:table-cell>
        </table:table-row>
        <table:table-row table:style-name="ro2">
          <table:table-cell office:value-type="float" office:value="21.4626865671642" calcext:value-type="float">
            <text:p>21.4626865671642</text:p>
          </table:table-cell>
          <table:table-cell office:value-type="float" office:value="1.24977777777778" calcext:value-type="float">
            <text:p>1.24977777777778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25.7611940298507" calcext:value-type="float">
            <text:p>25.7611940298507</text:p>
          </table:table-cell>
          <table:table-cell office:value-type="float" office:value="0.904888888888889" calcext:value-type="float">
            <text:p>0.904888888888889</text:p>
          </table:table-cell>
          <table:table-cell office:value-type="float" office:value="0.40625" calcext:value-type="float">
            <text:p>0.40625</text:p>
          </table:table-cell>
        </table:table-row>
        <table:table-row table:style-name="ro2">
          <table:table-cell office:value-type="float" office:value="31.1343283582089" calcext:value-type="float">
            <text:p>31.1343283582089</text:p>
          </table:table-cell>
          <table:table-cell office:value-type="float" office:value="1.01511111111111" calcext:value-type="float">
            <text:p>1.01511111111111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2">
          <table:table-cell office:value-type="float" office:value="36.5074626865671" calcext:value-type="float">
            <text:p>36.5074626865671</text:p>
          </table:table-cell>
          <table:table-cell office:value-type="float" office:value="1.16444444444444" calcext:value-type="float">
            <text:p>1.16444444444444</text:p>
          </table:table-cell>
          <table:table-cell office:value-type="float" office:value="0.82625" calcext:value-type="float">
            <text:p>0.82625</text:p>
          </table:table-cell>
        </table:table-row>
        <table:table-row table:style-name="ro2">
          <table:table-cell office:value-type="float" office:value="46.8955223880597" calcext:value-type="float">
            <text:p>46.8955223880597</text:p>
          </table:table-cell>
          <table:table-cell office:value-type="float" office:value="1.2" calcext:value-type="float">
            <text:p>1.2</text:p>
          </table:table-cell>
          <table:table-cell office:value-type="float" office:value="1.19375" calcext:value-type="float">
            <text:p>1.19375</text:p>
          </table:table-cell>
        </table:table-row>
        <table:table-row table:style-name="ro2">
          <table:table-cell office:value-type="float" office:value="51.5522388059701" calcext:value-type="float">
            <text:p>51.5522388059701</text:p>
          </table:table-cell>
          <table:table-cell office:value-type="float" office:value="1.16088888888889" calcext:value-type="float">
            <text:p>1.16088888888889</text:p>
          </table:table-cell>
          <table:table-cell office:value-type="float" office:value="1.36625" calcext:value-type="float">
            <text:p>1.36625</text:p>
          </table:table-cell>
        </table:table-row>
        <table:table-row table:style-name="ro2">
          <table:table-cell office:value-type="float" office:value="61.5820895522388" calcext:value-type="float">
            <text:p>61.5820895522388</text:p>
          </table:table-cell>
          <table:table-cell office:value-type="float" office:value="0.979555555555556" calcext:value-type="float">
            <text:p>0.979555555555556</text:p>
          </table:table-cell>
          <table:table-cell office:value-type="float" office:value="1.64" calcext:value-type="float">
            <text:p>1.64</text:p>
          </table:table-cell>
        </table:table-row>
        <table:table-row table:style-name="ro2">
          <table:table-cell office:value-type="float" office:value="71.0746268656716" calcext:value-type="float">
            <text:p>71.0746268656716</text:p>
          </table:table-cell>
          <table:table-cell office:value-type="float" office:value="0.748444444444445" calcext:value-type="float">
            <text:p>0.748444444444445</text:p>
          </table:table-cell>
          <table:table-cell office:value-type="float" office:value="1.88375" calcext:value-type="float">
            <text:p>1.88375</text:p>
          </table:table-cell>
        </table:table-row>
        <table:table-row table:style-name="ro2">
          <table:table-cell office:value-type="float" office:value="80.5671641791045" calcext:value-type="float">
            <text:p>80.5671641791045</text:p>
          </table:table-cell>
          <table:table-cell office:value-type="float" office:value="0.417777777777778" calcext:value-type="float">
            <text:p>0.417777777777778</text:p>
          </table:table-cell>
          <table:table-cell office:value-type="float" office:value="2.03" calcext:value-type="float">
            <text:p>2.03</text:p>
          </table:table-cell>
        </table:table-row>
        <table:table-row table:style-name="ro2">
          <table:table-cell office:value-type="float" office:value="90.0597014925373" calcext:value-type="float">
            <text:p>90.0597014925373</text:p>
          </table:table-cell>
          <table:table-cell office:value-type="float" office:value="0.108444444444444" calcext:value-type="float">
            <text:p>0.108444444444444</text:p>
          </table:table-cell>
          <table:table-cell office:value-type="float" office:value="2.0675" calcext:value-type="float">
            <text:p>2.0675</text:p>
          </table:table-cell>
        </table:table-row>
        <table:table-row table:style-name="ro2">
          <table:table-cell office:value-type="float" office:value="99.0149253731343" calcext:value-type="float">
            <text:p>99.0149253731343</text:p>
          </table:table-cell>
          <table:table-cell office:value-type="float" office:value="-0.286222222222222" calcext:value-type="float">
            <text:p>-0.286222222222222</text:p>
          </table:table-cell>
          <table:table-cell office:value-type="float" office:value="2.06375" calcext:value-type="float">
            <text:p>2.06375</text:p>
          </table:table-cell>
        </table:table-row>
        <table:table-row table:style-name="ro2">
          <table:table-cell office:value-type="float" office:value="108.686567164179" calcext:value-type="float">
            <text:p>108.686567164179</text:p>
          </table:table-cell>
          <table:table-cell office:value-type="float" office:value="-0.631111111111111" calcext:value-type="float">
            <text:p>-0.631111111111111</text:p>
          </table:table-cell>
          <table:table-cell office:value-type="float" office:value="1.9775" calcext:value-type="float">
            <text:p>1.9775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2" table:number-rows-repeated="7"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/>
        </table:table-row>
      </table:table>
      <table:table table:name="ostoxfoil_himera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alp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</table:table-row>
        <table:table-row table:style-name="ro2">
          <table:table-cell office:value-type="float" office:value="-10.4179104477612" calcext:value-type="float">
            <text:p>-10.4179104477612</text:p>
          </table:table-cell>
          <table:table-cell office:value-type="float" office:value="-0.464" calcext:value-type="float">
            <text:p>-0.464</text:p>
          </table:table-cell>
          <table:table-cell office:value-type="float" office:value="0.15875" calcext:value-type="float">
            <text:p>0.15875</text:p>
          </table:table-cell>
        </table:table-row>
        <table:table-row table:style-name="ro2">
          <table:table-cell office:value-type="float" office:value="-8.44776119402987" calcext:value-type="float">
            <text:p>-8.44776119402987</text:p>
          </table:table-cell>
          <table:table-cell office:value-type="float" office:value="-0.428444444444445" calcext:value-type="float">
            <text:p>-0.428444444444445</text:p>
          </table:table-cell>
          <table:table-cell office:value-type="float" office:value="0.117500000000001" calcext:value-type="float">
            <text:p>0.117500000000001</text:p>
          </table:table-cell>
        </table:table-row>
        <table:table-row table:style-name="ro2">
          <table:table-cell office:value-type="float" office:value="-6.47761194029853" calcext:value-type="float">
            <text:p>-6.47761194029853</text:p>
          </table:table-cell>
          <table:table-cell office:value-type="float" office:value="-0.304" calcext:value-type="float">
            <text:p>-0.304</text:p>
          </table:table-cell>
          <table:table-cell office:value-type="float" office:value="0.0650000000000004" calcext:value-type="float">
            <text:p>0.065</text:p>
          </table:table-cell>
        </table:table-row>
        <table:table-row table:style-name="ro2">
          <table:table-cell office:value-type="float" office:value="-4" calcext:value-type="float">
            <text:p>-4</text:p>
          </table:table-cell>
          <table:table-cell office:value-type="float" office:value="-0.1732" calcext:value-type="float">
            <text:p>-0.1732</text:p>
          </table:table-cell>
          <table:table-cell office:value-type="float" office:value="0.02773" calcext:value-type="float">
            <text:p>0.02773</text:p>
          </table:table-cell>
        </table:table-row>
        <table:table-row table:style-name="ro2">
          <table:table-cell office:value-type="float" office:value="-3.75" calcext:value-type="float">
            <text:p>-3.75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0.02656" calcext:value-type="float">
            <text:p>0.02656</text:p>
          </table:table-cell>
        </table:table-row>
        <table:table-row table:style-name="ro2">
          <table:table-cell office:value-type="float" office:value="-3.5" calcext:value-type="float">
            <text:p>-3.5</text:p>
          </table:table-cell>
          <table:table-cell office:value-type="float" office:value="-0.0916" calcext:value-type="float">
            <text:p>-0.0916</text:p>
          </table:table-cell>
          <table:table-cell office:value-type="float" office:value="0.02579" calcext:value-type="float">
            <text:p>0.02579</text:p>
          </table:table-cell>
        </table:table-row>
        <table:table-row table:style-name="ro2">
          <table:table-cell office:value-type="float" office:value="-3.25" calcext:value-type="float">
            <text:p>-3.25</text:p>
          </table:table-cell>
          <table:table-cell office:value-type="float" office:value="-0.0546" calcext:value-type="float">
            <text:p>-0.0546</text:p>
          </table:table-cell>
          <table:table-cell office:value-type="float" office:value="0.02511" calcext:value-type="float">
            <text:p>0.02511</text:p>
          </table:table-cell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2457" calcext:value-type="float">
            <text:p>0.02457</text:p>
          </table:table-cell>
        </table:table-row>
        <table:table-row table:style-name="ro2">
          <table:table-cell office:value-type="float" office:value="-2.75" calcext:value-type="float">
            <text:p>-2.75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414" calcext:value-type="float">
            <text:p>0.02414</text:p>
          </table:table-cell>
        </table:table-row>
        <table:table-row table:style-name="ro2">
          <table:table-cell office:value-type="float" office:value="-2.5" calcext:value-type="float">
            <text:p>-2.5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2363" calcext:value-type="float">
            <text:p>0.02363</text:p>
          </table:table-cell>
        </table:table-row>
        <table:table-row table:style-name="ro2">
          <table:table-cell office:value-type="float" office:value="-2.25" calcext:value-type="float">
            <text:p>-2.25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2306" calcext:value-type="float">
            <text:p>0.02306</text:p>
          </table:table-cell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02248" calcext:value-type="float">
            <text:p>0.02248</text:p>
          </table:table-cell>
        </table:table-row>
        <table:table-row table:style-name="ro2">
          <table:table-cell office:value-type="float" office:value="-1.75" calcext:value-type="float">
            <text:p>-1.75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02179" calcext:value-type="float">
            <text:p>0.02179</text:p>
          </table:table-cell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02102" calcext:value-type="float">
            <text:p>0.02102</text:p>
          </table:table-cell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02001" calcext:value-type="float">
            <text:p>0.0200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01877" calcext:value-type="float">
            <text:p>0.01877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01877" calcext:value-type="float">
            <text:p>0.01877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01838" calcext:value-type="float">
            <text:p>0.01838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01841" calcext:value-type="float">
            <text:p>0.018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01835" calcext:value-type="float">
            <text:p>0.01835</text:p>
          </table:table-cell>
        </table:table-row>
        <table:table-row table:style-name="ro2">
          <table:table-cell office:value-type="float" office:value="0.25" calcext:value-type="float">
            <text:p>0.25</text:p>
          </table:table-cell>
          <table:table-cell office:value-type="float" office:value="0.472" calcext:value-type="float">
            <text:p>0.472</text:p>
          </table:table-cell>
          <table:table-cell office:value-type="float" office:value="0.01803" calcext:value-type="float">
            <text:p>0.01803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4988" calcext:value-type="float">
            <text:p>0.4988</text:p>
          </table:table-cell>
          <table:table-cell office:value-type="float" office:value="0.01808" calcext:value-type="float">
            <text:p>0.01808</text:p>
          </table:table-cell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01782" calcext:value-type="float">
            <text:p>0.017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01782" calcext:value-type="float">
            <text:p>0.01782</text:p>
          </table:table-cell>
        </table:table-row>
        <table:table-row table:style-name="ro2">
          <table:table-cell office:value-type="float" office:value="1.25" calcext:value-type="float">
            <text:p>1.25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01789" calcext:value-type="float">
            <text:p>0.01789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01763" calcext:value-type="float">
            <text:p>0.01763</text:p>
          </table:table-cell>
        </table:table-row>
        <table:table-row table:style-name="ro2">
          <table:table-cell office:value-type="float" office:value="1.75" calcext:value-type="float">
            <text:p>1.75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01784" calcext:value-type="float">
            <text:p>0.0178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774" calcext:value-type="float">
            <text:p>0.6774</text:p>
          </table:table-cell>
          <table:table-cell office:value-type="float" office:value="0.01798" calcext:value-type="float">
            <text:p>0.01798</text:p>
          </table:table-cell>
        </table:table-row>
        <table:table-row table:style-name="ro2">
          <table:table-cell office:value-type="float" office:value="2.25" calcext:value-type="float">
            <text:p>2.25</text:p>
          </table:table-cell>
          <table:table-cell office:value-type="float" office:value="0.711" calcext:value-type="float">
            <text:p>0.711</text:p>
          </table:table-cell>
          <table:table-cell office:value-type="float" office:value="0.01786" calcext:value-type="float">
            <text:p>0.01786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7347" calcext:value-type="float">
            <text:p>0.7347</text:p>
          </table:table-cell>
          <table:table-cell office:value-type="float" office:value="0.01814" calcext:value-type="float">
            <text:p>0.01814</text:p>
          </table:table-cell>
        </table:table-row>
        <table:table-row table:style-name="ro2">
          <table:table-cell office:value-type="float" office:value="2.75" calcext:value-type="float">
            <text:p>2.75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01836" calcext:value-type="float">
            <text:p>0.0183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01834" calcext:value-type="float">
            <text:p>0.01834</text:p>
          </table:table-cell>
        </table:table-row>
        <table:table-row table:style-name="ro2">
          <table:table-cell office:value-type="float" office:value="3.25" calcext:value-type="float">
            <text:p>3.25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01895" calcext:value-type="float">
            <text:p>0.01895</text:p>
          </table:table-cell>
        </table:table-row>
        <table:table-row table:style-name="ro2">
          <table:table-cell office:value-type="float" office:value="3.75" calcext:value-type="float">
            <text:p>3.75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01902" calcext:value-type="float">
            <text:p>0.019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01941" calcext:value-type="float">
            <text:p>0.01941</text:p>
          </table:table-cell>
        </table:table-row>
        <table:table-row table:style-name="ro2">
          <table:table-cell office:value-type="float" office:value="4.25" calcext:value-type="float">
            <text:p>4.25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01982" calcext:value-type="float">
            <text:p>0.01982</text:p>
          </table:table-cell>
        </table:table-row>
        <table:table-row table:style-name="ro2">
          <table:table-cell office:value-type="float" office:value="4.75" calcext:value-type="float">
            <text:p>4.75</text:p>
          </table:table-cell>
          <table:table-cell office:value-type="float" office:value="0.9739" calcext:value-type="float">
            <text:p>0.9739</text:p>
          </table:table-cell>
          <table:table-cell office:value-type="float" office:value="0.02025" calcext:value-type="float">
            <text:p>0.020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02057" calcext:value-type="float">
            <text:p>0.02057</text:p>
          </table:table-cell>
        </table:table-row>
        <table:table-row table:style-name="ro2">
          <table:table-cell office:value-type="float" office:value="5.25" calcext:value-type="float">
            <text:p>5.25</text:p>
          </table:table-cell>
          <table:table-cell office:value-type="float" office:value="1.0286" calcext:value-type="float">
            <text:p>1.0286</text:p>
          </table:table-cell>
          <table:table-cell office:value-type="float" office:value="0.02074" calcext:value-type="float">
            <text:p>0.02074</text:p>
          </table:table-cell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1.0508" calcext:value-type="float">
            <text:p>1.0508</text:p>
          </table:table-cell>
          <table:table-cell office:value-type="float" office:value="0.02119" calcext:value-type="float">
            <text:p>0.02119</text:p>
          </table:table-cell>
        </table:table-row>
        <table:table-row table:style-name="ro2">
          <table:table-cell office:value-type="float" office:value="5.75" calcext:value-type="float">
            <text:p>5.75</text:p>
          </table:table-cell>
          <table:table-cell office:value-type="float" office:value="1.0755" calcext:value-type="float">
            <text:p>1.0755</text:p>
          </table:table-cell>
          <table:table-cell office:value-type="float" office:value="0.02148" calcext:value-type="float">
            <text:p>0.021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1016" calcext:value-type="float">
            <text:p>1.1016</text:p>
          </table:table-cell>
          <table:table-cell office:value-type="float" office:value="0.02159" calcext:value-type="float">
            <text:p>0.02159</text:p>
          </table:table-cell>
        </table:table-row>
        <table:table-row table:style-name="ro2">
          <table:table-cell office:value-type="float" office:value="6.25" calcext:value-type="float">
            <text:p>6.25</text:p>
          </table:table-cell>
          <table:table-cell office:value-type="float" office:value="1.1279" calcext:value-type="float">
            <text:p>1.1279</text:p>
          </table:table-cell>
          <table:table-cell office:value-type="float" office:value="0.02168" calcext:value-type="float">
            <text:p>0.02168</text:p>
          </table:table-cell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1.1534" calcext:value-type="float">
            <text:p>1.1534</text:p>
          </table:table-cell>
          <table:table-cell office:value-type="float" office:value="0.02184" calcext:value-type="float">
            <text:p>0.02184</text:p>
          </table:table-cell>
        </table:table-row>
        <table:table-row table:style-name="ro2">
          <table:table-cell office:value-type="float" office:value="6.75" calcext:value-type="float">
            <text:p>6.75</text:p>
          </table:table-cell>
          <table:table-cell office:value-type="float" office:value="1.1757" calcext:value-type="float">
            <text:p>1.1757</text:p>
          </table:table-cell>
          <table:table-cell office:value-type="float" office:value="0.02207" calcext:value-type="float">
            <text:p>0.022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1987" calcext:value-type="float">
            <text:p>1.1987</text:p>
          </table:table-cell>
          <table:table-cell office:value-type="float" office:value="0.02216" calcext:value-type="float">
            <text:p>0.02216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.2212" calcext:value-type="float">
            <text:p>1.2212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1.2409" calcext:value-type="float">
            <text:p>1.2409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2">
          <table:table-cell office:value-type="float" office:value="7.75" calcext:value-type="float">
            <text:p>7.75</text:p>
          </table:table-cell>
          <table:table-cell office:value-type="float" office:value="1.2594" calcext:value-type="float">
            <text:p>1.2594</text:p>
          </table:table-cell>
          <table:table-cell office:value-type="float" office:value="0.02262" calcext:value-type="float">
            <text:p>0.0226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2769" calcext:value-type="float">
            <text:p>1.2769</text:p>
          </table:table-cell>
          <table:table-cell office:value-type="float" office:value="0.02285" calcext:value-type="float">
            <text:p>0.02285</text:p>
          </table:table-cell>
        </table:table-row>
        <table:table-row table:style-name="ro2">
          <table:table-cell office:value-type="float" office:value="8.25" calcext:value-type="float">
            <text:p>8.25</text:p>
          </table:table-cell>
          <table:table-cell office:value-type="float" office:value="1.2933" calcext:value-type="float">
            <text:p>1.2933</text:p>
          </table:table-cell>
          <table:table-cell office:value-type="float" office:value="0.02308" calcext:value-type="float">
            <text:p>0.02308</text:p>
          </table:table-cell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1.3086" calcext:value-type="float">
            <text:p>1.3086</text:p>
          </table:table-cell>
          <table:table-cell office:value-type="float" office:value="0.02333" calcext:value-type="float">
            <text:p>0.02333</text:p>
          </table:table-cell>
        </table:table-row>
        <table:table-row table:style-name="ro2">
          <table:table-cell office:value-type="float" office:value="8.75" calcext:value-type="float">
            <text:p>8.75</text:p>
          </table:table-cell>
          <table:table-cell office:value-type="float" office:value="1.3197" calcext:value-type="float">
            <text:p>1.3197</text:p>
          </table:table-cell>
          <table:table-cell office:value-type="float" office:value="0.02372" calcext:value-type="float">
            <text:p>0.0237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3281" calcext:value-type="float">
            <text:p>1.3281</text:p>
          </table:table-cell>
          <table:table-cell office:value-type="float" office:value="0.02421" calcext:value-type="float">
            <text:p>0.02421</text:p>
          </table:table-cell>
        </table:table-row>
        <table:table-row table:style-name="ro2">
          <table:table-cell office:value-type="float" office:value="9.25" calcext:value-type="float">
            <text:p>9.25</text:p>
          </table:table-cell>
          <table:table-cell office:value-type="float" office:value="1.3316" calcext:value-type="float">
            <text:p>1.3316</text:p>
          </table:table-cell>
          <table:table-cell office:value-type="float" office:value="0.02495" calcext:value-type="float">
            <text:p>0.02495</text:p>
          </table:table-cell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1.3276" calcext:value-type="float">
            <text:p>1.3276</text:p>
          </table:table-cell>
          <table:table-cell office:value-type="float" office:value="0.02605" calcext:value-type="float">
            <text:p>0.02605</text:p>
          </table:table-cell>
        </table:table-row>
        <table:table-row table:style-name="ro2">
          <table:table-cell office:value-type="float" office:value="9.75" calcext:value-type="float">
            <text:p>9.75</text:p>
          </table:table-cell>
          <table:table-cell office:value-type="float" office:value="1.3204" calcext:value-type="float">
            <text:p>1.3204</text:p>
          </table:table-cell>
          <table:table-cell office:value-type="float" office:value="0.02765" calcext:value-type="float">
            <text:p>0.0276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3127" calcext:value-type="float">
            <text:p>1.3127</text:p>
          </table:table-cell>
          <table:table-cell office:value-type="float" office:value="0.02965" calcext:value-type="float">
            <text:p>0.02965</text:p>
          </table:table-cell>
        </table:table-row>
        <table:table-row table:style-name="ro2">
          <table:table-cell office:value-type="float" office:value="10.25" calcext:value-type="float">
            <text:p>10.25</text:p>
          </table:table-cell>
          <table:table-cell office:value-type="float" office:value="1.3077" calcext:value-type="float">
            <text:p>1.3077</text:p>
          </table:table-cell>
          <table:table-cell office:value-type="float" office:value="0.03176" calcext:value-type="float">
            <text:p>0.03176</text:p>
          </table:table-cell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1.3074" calcext:value-type="float">
            <text:p>1.3074</text:p>
          </table:table-cell>
          <table:table-cell office:value-type="float" office:value="0.03378" calcext:value-type="float">
            <text:p>0.03378</text:p>
          </table:table-cell>
        </table:table-row>
        <table:table-row table:style-name="ro2">
          <table:table-cell office:value-type="float" office:value="10.75" calcext:value-type="float">
            <text:p>10.75</text:p>
          </table:table-cell>
          <table:table-cell office:value-type="float" office:value="1.311" calcext:value-type="float">
            <text:p>1.311</text:p>
          </table:table-cell>
          <table:table-cell office:value-type="float" office:value="0.03571" calcext:value-type="float">
            <text:p>0.0357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.3189" calcext:value-type="float">
            <text:p>1.3189</text:p>
          </table:table-cell>
          <table:table-cell office:value-type="float" office:value="0.03755" calcext:value-type="float">
            <text:p>0.03755</text:p>
          </table:table-cell>
        </table:table-row>
        <table:table-row table:style-name="ro2">
          <table:table-cell office:value-type="float" office:value="11.25" calcext:value-type="float">
            <text:p>11.25</text:p>
          </table:table-cell>
          <table:table-cell office:value-type="float" office:value="1.3289" calcext:value-type="float">
            <text:p>1.3289</text:p>
          </table:table-cell>
          <table:table-cell office:value-type="float" office:value="0.03922" calcext:value-type="float">
            <text:p>0.03922</text:p>
          </table:table-cell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1.3439" calcext:value-type="float">
            <text:p>1.3439</text:p>
          </table:table-cell>
          <table:table-cell office:value-type="float" office:value="0.04092" calcext:value-type="float">
            <text:p>0.04092</text:p>
          </table:table-cell>
        </table:table-row>
        <table:table-row table:style-name="ro2">
          <table:table-cell office:value-type="float" office:value="11.75" calcext:value-type="float">
            <text:p>11.75</text:p>
          </table:table-cell>
          <table:table-cell office:value-type="float" office:value="1.3595" calcext:value-type="float">
            <text:p>1.3595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.3787" calcext:value-type="float">
            <text:p>1.3787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2">
          <table:table-cell office:value-type="float" office:value="12.25" calcext:value-type="float">
            <text:p>12.25</text:p>
          </table:table-cell>
          <table:table-cell office:value-type="float" office:value="1.3912" calcext:value-type="float">
            <text:p>1.3912</text:p>
          </table:table-cell>
          <table:table-cell office:value-type="float" office:value="0.04604" calcext:value-type="float">
            <text:p>0.04604</text:p>
          </table:table-cell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1.4202" calcext:value-type="float">
            <text:p>1.4202</text:p>
          </table:table-cell>
          <table:table-cell office:value-type="float" office:value="0.04801" calcext:value-type="float">
            <text:p>0.04801</text:p>
          </table:table-cell>
        </table:table-row>
        <table:table-row table:style-name="ro2">
          <table:table-cell office:value-type="float" office:value="12.75" calcext:value-type="float">
            <text:p>12.75</text:p>
          </table:table-cell>
          <table:table-cell office:value-type="float" office:value="1.4239" calcext:value-type="float">
            <text:p>1.4239</text:p>
          </table:table-cell>
          <table:table-cell office:value-type="float" office:value="0.05002" calcext:value-type="float">
            <text:p>0.0500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.4319" calcext:value-type="float">
            <text:p>1.4319</text:p>
          </table:table-cell>
          <table:table-cell office:value-type="float" office:value="0.05205" calcext:value-type="float">
            <text:p>0.05205</text:p>
          </table:table-cell>
        </table:table-row>
        <table:table-row table:style-name="ro2">
          <table:table-cell office:value-type="float" office:value="15.5522388059701" calcext:value-type="float">
            <text:p>15.5522388059701</text:p>
          </table:table-cell>
          <table:table-cell office:value-type="float" office:value="1.32444444444444" calcext:value-type="float">
            <text:p>1.32444444444444</text:p>
          </table:table-cell>
          <table:table-cell office:value-type="float" office:value="0.0950000000000006" calcext:value-type="float">
            <text:p>0.095000000000001</text:p>
          </table:table-cell>
        </table:table-row>
        <table:table-row table:style-name="ro2">
          <table:table-cell office:value-type="float" office:value="17.3432835820895" calcext:value-type="float">
            <text:p>17.3432835820895</text:p>
          </table:table-cell>
          <table:table-cell office:value-type="float" office:value="1.32444444444444" calcext:value-type="float">
            <text:p>1.32444444444444</text:p>
          </table:table-cell>
          <table:table-cell office:value-type="float" office:value="0.12875" calcext:value-type="float">
            <text:p>0.12875</text:p>
          </table:table-cell>
        </table:table-row>
        <table:table-row table:style-name="ro2">
          <table:table-cell office:value-type="float" office:value="19.1343283582089" calcext:value-type="float">
            <text:p>19.1343283582089</text:p>
          </table:table-cell>
          <table:table-cell office:value-type="float" office:value="1.31377777777778" calcext:value-type="float">
            <text:p>1.31377777777778</text:p>
          </table:table-cell>
          <table:table-cell office:value-type="float" office:value="0.155000000000001" calcext:value-type="float">
            <text:p>0.155000000000001</text:p>
          </table:table-cell>
        </table:table-row>
        <table:table-row table:style-name="ro2">
          <table:table-cell office:value-type="float" office:value="21.4626865671642" calcext:value-type="float">
            <text:p>21.4626865671642</text:p>
          </table:table-cell>
          <table:table-cell office:value-type="float" office:value="1.24977777777778" calcext:value-type="float">
            <text:p>1.24977777777778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25.7611940298507" calcext:value-type="float">
            <text:p>25.7611940298507</text:p>
          </table:table-cell>
          <table:table-cell office:value-type="float" office:value="0.904888888888889" calcext:value-type="float">
            <text:p>0.904888888888889</text:p>
          </table:table-cell>
          <table:table-cell office:value-type="float" office:value="0.40625" calcext:value-type="float">
            <text:p>0.40625</text:p>
          </table:table-cell>
        </table:table-row>
        <table:table-row table:style-name="ro2">
          <table:table-cell office:value-type="float" office:value="31.1343283582089" calcext:value-type="float">
            <text:p>31.1343283582089</text:p>
          </table:table-cell>
          <table:table-cell office:value-type="float" office:value="1.01511111111111" calcext:value-type="float">
            <text:p>1.01511111111111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2">
          <table:table-cell office:value-type="float" office:value="36.5074626865671" calcext:value-type="float">
            <text:p>36.5074626865671</text:p>
          </table:table-cell>
          <table:table-cell office:value-type="float" office:value="1.16444444444444" calcext:value-type="float">
            <text:p>1.16444444444444</text:p>
          </table:table-cell>
          <table:table-cell office:value-type="float" office:value="0.82625" calcext:value-type="float">
            <text:p>0.82625</text:p>
          </table:table-cell>
        </table:table-row>
        <table:table-row table:style-name="ro2">
          <table:table-cell office:value-type="float" office:value="46.8955223880597" calcext:value-type="float">
            <text:p>46.8955223880597</text:p>
          </table:table-cell>
          <table:table-cell office:value-type="float" office:value="1.2" calcext:value-type="float">
            <text:p>1.2</text:p>
          </table:table-cell>
          <table:table-cell office:value-type="float" office:value="1.19375" calcext:value-type="float">
            <text:p>1.19375</text:p>
          </table:table-cell>
        </table:table-row>
        <table:table-row table:style-name="ro2">
          <table:table-cell office:value-type="float" office:value="51.5522388059701" calcext:value-type="float">
            <text:p>51.5522388059701</text:p>
          </table:table-cell>
          <table:table-cell office:value-type="float" office:value="1.16088888888889" calcext:value-type="float">
            <text:p>1.16088888888889</text:p>
          </table:table-cell>
          <table:table-cell office:value-type="float" office:value="1.36625" calcext:value-type="float">
            <text:p>1.36625</text:p>
          </table:table-cell>
        </table:table-row>
        <table:table-row table:style-name="ro2">
          <table:table-cell office:value-type="float" office:value="61.5820895522388" calcext:value-type="float">
            <text:p>61.5820895522388</text:p>
          </table:table-cell>
          <table:table-cell office:value-type="float" office:value="0.979555555555556" calcext:value-type="float">
            <text:p>0.979555555555556</text:p>
          </table:table-cell>
          <table:table-cell office:value-type="float" office:value="1.64" calcext:value-type="float">
            <text:p>1.64</text:p>
          </table:table-cell>
        </table:table-row>
        <table:table-row table:style-name="ro2">
          <table:table-cell office:value-type="float" office:value="71.0746268656716" calcext:value-type="float">
            <text:p>71.0746268656716</text:p>
          </table:table-cell>
          <table:table-cell office:value-type="float" office:value="0.748444444444445" calcext:value-type="float">
            <text:p>0.748444444444445</text:p>
          </table:table-cell>
          <table:table-cell office:value-type="float" office:value="1.88375" calcext:value-type="float">
            <text:p>1.88375</text:p>
          </table:table-cell>
        </table:table-row>
        <table:table-row table:style-name="ro2">
          <table:table-cell office:value-type="float" office:value="80.5671641791045" calcext:value-type="float">
            <text:p>80.5671641791045</text:p>
          </table:table-cell>
          <table:table-cell office:value-type="float" office:value="0.417777777777778" calcext:value-type="float">
            <text:p>0.417777777777778</text:p>
          </table:table-cell>
          <table:table-cell office:value-type="float" office:value="2.03" calcext:value-type="float">
            <text:p>2.03</text:p>
          </table:table-cell>
        </table:table-row>
        <table:table-row table:style-name="ro2">
          <table:table-cell office:value-type="float" office:value="90.0597014925373" calcext:value-type="float">
            <text:p>90.0597014925373</text:p>
          </table:table-cell>
          <table:table-cell office:value-type="float" office:value="0.108444444444444" calcext:value-type="float">
            <text:p>0.108444444444444</text:p>
          </table:table-cell>
          <table:table-cell office:value-type="float" office:value="2.0675" calcext:value-type="float">
            <text:p>2.0675</text:p>
          </table:table-cell>
        </table:table-row>
        <table:table-row table:style-name="ro2">
          <table:table-cell office:value-type="float" office:value="99.0149253731343" calcext:value-type="float">
            <text:p>99.0149253731343</text:p>
          </table:table-cell>
          <table:table-cell office:value-type="float" office:value="-0.286222222222222" calcext:value-type="float">
            <text:p>-0.286222222222222</text:p>
          </table:table-cell>
          <table:table-cell office:value-type="float" office:value="2.06375" calcext:value-type="float">
            <text:p>2.06375</text:p>
          </table:table-cell>
        </table:table-row>
        <table:table-row table:style-name="ro2">
          <table:table-cell office:value-type="float" office:value="108.686567164179" calcext:value-type="float">
            <text:p>108.686567164179</text:p>
          </table:table-cell>
          <table:table-cell office:value-type="float" office:value="-0.631111111111111" calcext:value-type="float">
            <text:p>-0.631111111111111</text:p>
          </table:table-cell>
          <table:table-cell office:value-type="float" office:value="1.9775" calcext:value-type="float">
            <text:p>1.9775</text:p>
          </table:table-cell>
        </table:table-row>
      </table:table>
      <table:table table:name="himera2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alp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</table:table-row>
        <table:table-row table:style-name="ro2">
          <table:table-cell office:value-type="float" office:value="-10.4179104477612" calcext:value-type="float">
            <text:p>-10.4179104477612</text:p>
          </table:table-cell>
          <table:table-cell office:value-type="float" office:value="-0.464" calcext:value-type="float">
            <text:p>-0.464</text:p>
          </table:table-cell>
          <table:table-cell office:value-type="float" office:value="0.15875" calcext:value-type="float">
            <text:p>0.15875</text:p>
          </table:table-cell>
        </table:table-row>
        <table:table-row table:style-name="ro2">
          <table:table-cell office:value-type="float" office:value="-8.44776119402987" calcext:value-type="float">
            <text:p>-8.44776119402987</text:p>
          </table:table-cell>
          <table:table-cell office:value-type="float" office:value="-0.428444444444445" calcext:value-type="float">
            <text:p>-0.428444444444445</text:p>
          </table:table-cell>
          <table:table-cell table:style-name="Default" office:value-type="float" office:value="0.09561" calcext:value-type="float">
            <text:p>0.09561</text:p>
          </table:table-cell>
        </table:table-row>
        <table:table-row table:style-name="ro2">
          <table:table-cell office:value-type="float" office:value="-6.47761194029853" calcext:value-type="float">
            <text:p>-6.47761194029853</text:p>
          </table:table-cell>
          <table:table-cell office:value-type="float" office:value="-0.304" calcext:value-type="float">
            <text:p>-0.304</text:p>
          </table:table-cell>
          <table:table-cell table:style-name="Default" office:value-type="float" office:value="0.08412" calcext:value-type="float">
            <text:p>0.08412</text:p>
          </table:table-cell>
        </table:table-row>
        <table:table-row table:style-name="ro2">
          <table:table-cell office:value-type="float" office:value="-4.14925373134329" calcext:value-type="float">
            <text:p>-4.14925373134329</text:p>
          </table:table-cell>
          <table:table-cell office:value-type="float" office:value="-0.161777777777778" calcext:value-type="float">
            <text:p>-0.161777777777778</text:p>
          </table:table-cell>
          <table:table-cell table:style-name="Default" office:value-type="float" office:value="0.02874" calcext:value-type="float">
            <text:p>0.02874</text:p>
          </table:table-cell>
        </table:table-row>
        <table:table-row table:style-name="ro2">
          <table:table-cell office:value-type="float" office:value="-2.3582089552239" calcext:value-type="float">
            <text:p>-2.3582089552239</text:p>
          </table:table-cell>
          <table:table-cell office:value-type="float" office:value="0.0551111111111111" calcext:value-type="float">
            <text:p>0.055111111111111</text:p>
          </table:table-cell>
          <table:table-cell table:style-name="Default" office:value-type="float" office:value="0.02306" calcext:value-type="float">
            <text:p>0.02306</text:p>
          </table:table-cell>
        </table:table-row>
        <table:table-row table:style-name="ro2">
          <table:table-cell office:value-type="float" office:value="0.328358208955223" calcext:value-type="float">
            <text:p>0.328358208955223</text:p>
          </table:table-cell>
          <table:table-cell office:value-type="float" office:value="0.261333333333333" calcext:value-type="float">
            <text:p>0.261333333333333</text:p>
          </table:table-cell>
          <table:table-cell table:style-name="Default" office:value-type="float" office:value="0.02306" calcext:value-type="float">
            <text:p>0.02306</text:p>
          </table:table-cell>
        </table:table-row>
        <table:table-row table:style-name="ro2">
          <table:table-cell office:value-type="float" office:value="2.47761194029849" calcext:value-type="float">
            <text:p>2.47761194029849</text:p>
          </table:table-cell>
          <table:table-cell office:value-type="float" office:value="0.471111111111111" calcext:value-type="float">
            <text:p>0.471111111111111</text:p>
          </table:table-cell>
          <table:table-cell table:style-name="Default" office:value-type="float" office:value="0.01814" calcext:value-type="float">
            <text:p>0.01814</text:p>
          </table:table-cell>
        </table:table-row>
        <table:table-row table:style-name="ro2">
          <table:table-cell office:value-type="float" office:value="4.80597014925372" calcext:value-type="float">
            <text:p>4.80597014925372</text:p>
          </table:table-cell>
          <table:table-cell office:value-type="float" office:value="0.691555555555556" calcext:value-type="float">
            <text:p>0.691555555555556</text:p>
          </table:table-cell>
          <table:table-cell table:style-name="Default" office:value-type="float" office:value="0.02025" calcext:value-type="float">
            <text:p>0.02025</text:p>
          </table:table-cell>
        </table:table-row>
        <table:table-row table:style-name="ro2">
          <table:table-cell office:value-type="float" office:value="6.955223880597" calcext:value-type="float">
            <text:p>6.955223880597</text:p>
          </table:table-cell>
          <table:table-cell office:value-type="float" office:value="0.88" calcext:value-type="float">
            <text:p>0.88</text:p>
          </table:table-cell>
          <table:table-cell table:style-name="Default" office:value-type="float" office:value="0.02216" calcext:value-type="float">
            <text:p>0.02216</text:p>
          </table:table-cell>
        </table:table-row>
        <table:table-row table:style-name="ro2">
          <table:table-cell office:value-type="float" office:value="9.10447761194028" calcext:value-type="float">
            <text:p>9.10447761194028</text:p>
          </table:table-cell>
          <table:table-cell office:value-type="float" office:value="1.04711111111111" calcext:value-type="float">
            <text:p>1.04711111111111</text:p>
          </table:table-cell>
          <table:table-cell office:value-type="float" office:value="0.0500000000000003" calcext:value-type="float">
            <text:p>0.05</text:p>
          </table:table-cell>
        </table:table-row>
        <table:table-row table:style-name="ro2">
          <table:table-cell office:value-type="float" office:value="11.2537313432836" calcext:value-type="float">
            <text:p>11.2537313432836</text:p>
          </table:table-cell>
          <table:table-cell office:value-type="float" office:value="1.18577777777778" calcext:value-type="float">
            <text:p>1.18577777777778</text:p>
          </table:table-cell>
          <table:table-cell office:value-type="float" office:value="0.0612500000000007" calcext:value-type="float">
            <text:p>0.061250000000001</text:p>
          </table:table-cell>
        </table:table-row>
        <table:table-row table:style-name="ro2">
          <table:table-cell office:value-type="float" office:value="13.7611940298507" calcext:value-type="float">
            <text:p>13.7611940298507</text:p>
          </table:table-cell>
          <table:table-cell office:value-type="float" office:value="1.27466666666667" calcext:value-type="float">
            <text:p>1.27466666666667</text:p>
          </table:table-cell>
          <table:table-cell office:value-type="float" office:value="0.0762500000000008" calcext:value-type="float">
            <text:p>0.076250000000001</text:p>
          </table:table-cell>
        </table:table-row>
        <table:table-row table:style-name="ro2">
          <table:table-cell office:value-type="float" office:value="15.5522388059701" calcext:value-type="float">
            <text:p>15.5522388059701</text:p>
          </table:table-cell>
          <table:table-cell office:value-type="float" office:value="1.32444444444444" calcext:value-type="float">
            <text:p>1.32444444444444</text:p>
          </table:table-cell>
          <table:table-cell office:value-type="float" office:value="0.0950000000000006" calcext:value-type="float">
            <text:p>0.095000000000001</text:p>
          </table:table-cell>
        </table:table-row>
        <table:table-row table:style-name="ro2">
          <table:table-cell office:value-type="float" office:value="17.3432835820895" calcext:value-type="float">
            <text:p>17.3432835820895</text:p>
          </table:table-cell>
          <table:table-cell office:value-type="float" office:value="1.32444444444444" calcext:value-type="float">
            <text:p>1.32444444444444</text:p>
          </table:table-cell>
          <table:table-cell office:value-type="float" office:value="0.12875" calcext:value-type="float">
            <text:p>0.12875</text:p>
          </table:table-cell>
        </table:table-row>
        <table:table-row table:style-name="ro2">
          <table:table-cell office:value-type="float" office:value="19.1343283582089" calcext:value-type="float">
            <text:p>19.1343283582089</text:p>
          </table:table-cell>
          <table:table-cell office:value-type="float" office:value="1.31377777777778" calcext:value-type="float">
            <text:p>1.31377777777778</text:p>
          </table:table-cell>
          <table:table-cell office:value-type="float" office:value="0.155000000000001" calcext:value-type="float">
            <text:p>0.155000000000001</text:p>
          </table:table-cell>
        </table:table-row>
        <table:table-row table:style-name="ro2">
          <table:table-cell office:value-type="float" office:value="21.4626865671642" calcext:value-type="float">
            <text:p>21.4626865671642</text:p>
          </table:table-cell>
          <table:table-cell office:value-type="float" office:value="1.24977777777778" calcext:value-type="float">
            <text:p>1.24977777777778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25.7611940298507" calcext:value-type="float">
            <text:p>25.7611940298507</text:p>
          </table:table-cell>
          <table:table-cell office:value-type="float" office:value="0.904888888888889" calcext:value-type="float">
            <text:p>0.904888888888889</text:p>
          </table:table-cell>
          <table:table-cell office:value-type="float" office:value="0.40625" calcext:value-type="float">
            <text:p>0.40625</text:p>
          </table:table-cell>
        </table:table-row>
        <table:table-row table:style-name="ro2">
          <table:table-cell office:value-type="float" office:value="31.1343283582089" calcext:value-type="float">
            <text:p>31.1343283582089</text:p>
          </table:table-cell>
          <table:table-cell office:value-type="float" office:value="1.01511111111111" calcext:value-type="float">
            <text:p>1.01511111111111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2">
          <table:table-cell office:value-type="float" office:value="36.5074626865671" calcext:value-type="float">
            <text:p>36.5074626865671</text:p>
          </table:table-cell>
          <table:table-cell office:value-type="float" office:value="1.16444444444444" calcext:value-type="float">
            <text:p>1.16444444444444</text:p>
          </table:table-cell>
          <table:table-cell office:value-type="float" office:value="0.82625" calcext:value-type="float">
            <text:p>0.82625</text:p>
          </table:table-cell>
        </table:table-row>
        <table:table-row table:style-name="ro2">
          <table:table-cell office:value-type="float" office:value="46.8955223880597" calcext:value-type="float">
            <text:p>46.8955223880597</text:p>
          </table:table-cell>
          <table:table-cell office:value-type="float" office:value="1.2" calcext:value-type="float">
            <text:p>1.2</text:p>
          </table:table-cell>
          <table:table-cell office:value-type="float" office:value="1.19375" calcext:value-type="float">
            <text:p>1.19375</text:p>
          </table:table-cell>
        </table:table-row>
        <table:table-row table:style-name="ro2">
          <table:table-cell office:value-type="float" office:value="51.5522388059701" calcext:value-type="float">
            <text:p>51.5522388059701</text:p>
          </table:table-cell>
          <table:table-cell office:value-type="float" office:value="1.16088888888889" calcext:value-type="float">
            <text:p>1.16088888888889</text:p>
          </table:table-cell>
          <table:table-cell office:value-type="float" office:value="1.36625" calcext:value-type="float">
            <text:p>1.36625</text:p>
          </table:table-cell>
        </table:table-row>
        <table:table-row table:style-name="ro2">
          <table:table-cell office:value-type="float" office:value="61.5820895522388" calcext:value-type="float">
            <text:p>61.5820895522388</text:p>
          </table:table-cell>
          <table:table-cell office:value-type="float" office:value="0.979555555555556" calcext:value-type="float">
            <text:p>0.979555555555556</text:p>
          </table:table-cell>
          <table:table-cell office:value-type="float" office:value="1.64" calcext:value-type="float">
            <text:p>1.64</text:p>
          </table:table-cell>
        </table:table-row>
        <table:table-row table:style-name="ro2">
          <table:table-cell office:value-type="float" office:value="71.0746268656716" calcext:value-type="float">
            <text:p>71.0746268656716</text:p>
          </table:table-cell>
          <table:table-cell office:value-type="float" office:value="0.748444444444445" calcext:value-type="float">
            <text:p>0.748444444444445</text:p>
          </table:table-cell>
          <table:table-cell office:value-type="float" office:value="1.88375" calcext:value-type="float">
            <text:p>1.88375</text:p>
          </table:table-cell>
        </table:table-row>
        <table:table-row table:style-name="ro2">
          <table:table-cell office:value-type="float" office:value="80.5671641791045" calcext:value-type="float">
            <text:p>80.5671641791045</text:p>
          </table:table-cell>
          <table:table-cell office:value-type="float" office:value="0.417777777777778" calcext:value-type="float">
            <text:p>0.417777777777778</text:p>
          </table:table-cell>
          <table:table-cell office:value-type="float" office:value="2.03" calcext:value-type="float">
            <text:p>2.03</text:p>
          </table:table-cell>
        </table:table-row>
        <table:table-row table:style-name="ro2">
          <table:table-cell office:value-type="float" office:value="90.0597014925373" calcext:value-type="float">
            <text:p>90.0597014925373</text:p>
          </table:table-cell>
          <table:table-cell office:value-type="float" office:value="0.108444444444444" calcext:value-type="float">
            <text:p>0.108444444444444</text:p>
          </table:table-cell>
          <table:table-cell office:value-type="float" office:value="2.0675" calcext:value-type="float">
            <text:p>2.0675</text:p>
          </table:table-cell>
        </table:table-row>
        <table:table-row table:style-name="ro2">
          <table:table-cell office:value-type="float" office:value="99.0149253731343" calcext:value-type="float">
            <text:p>99.0149253731343</text:p>
          </table:table-cell>
          <table:table-cell office:value-type="float" office:value="-0.286222222222222" calcext:value-type="float">
            <text:p>-0.286222222222222</text:p>
          </table:table-cell>
          <table:table-cell office:value-type="float" office:value="2.06375" calcext:value-type="float">
            <text:p>2.06375</text:p>
          </table:table-cell>
        </table:table-row>
        <table:table-row table:style-name="ro2">
          <table:table-cell office:value-type="float" office:value="108.686567164179" calcext:value-type="float">
            <text:p>108.686567164179</text:p>
          </table:table-cell>
          <table:table-cell office:value-type="float" office:value="-0.631111111111111" calcext:value-type="float">
            <text:p>-0.631111111111111</text:p>
          </table:table-cell>
          <table:table-cell office:value-type="float" office:value="1.9775" calcext:value-type="float">
            <text:p>1.9775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">
      <number:fraction number:min-integer-digits="0" number:min-numerator-digits="1" loext:max-numerator-digits="1" number:min-denominator-digits="1" number:max-denominator-value="9"/>
    </number:number-style>
    <number:number-style style:name="N128">
      <number:fraction number:min-integer-digits="0" number:min-numerator-digits="2" loext:max-numerator-digits="2" number:min-denominator-digits="2" number:max-denominator-value="99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20:49:54.9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fault_20_Dataset.csv" style:display-name="PageStyle_Default Dataset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ault_20_Dataset_20__28_1_29_.csv" style:display-name="PageStyle_Default Dataset (1)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ault_20_Dataset_20__28_1_29_.csv_20_1" style:display-name="PageStyle_Default Dataset (1).csv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03:00:42.006000000</meta:creation-date>
    <dc:date>2022-02-07T20:55:45.887000000</dc:date>
    <meta:editing-duration>PT38M28S</meta:editing-duration>
    <meta:editing-cycles>9</meta:editing-cycles>
    <meta:generator>LibreOffice/7.1.4.2$Windows_X86_64 LibreOffice_project/a529a4fab45b75fefc5b6226684193eb000654f6</meta:generator>
    <meta:document-statistic meta:table-count="5" meta:cell-count="798" meta:object-count="0"/>
  </office:meta>
</office:document-meta>
</file>